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roman"/>
    <style:font-face style:name="Lohit Devanagari" svg:font-family="Lohit Devanagari" style:font-family-generic="roman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Краснаястрока" style:master-page-name="MPF0" style:family="paragraph">
      <style:paragraph-properties fo:break-before="page" fo:text-align="center" fo:text-indent="0in"/>
      <style:text-properties style:font-name="Times New Roman" style:font-name-complex="Times New Roman" style:font-size-complex="14pt"/>
    </style:style>
    <style:style style:name="P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1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6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7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8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29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0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1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2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3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4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5" style:parent-style-name="Краснаястрока" style:family="paragraph">
      <style:paragraph-properties fo:text-align="center" fo:text-indent="0in"/>
      <style:text-properties style:font-name="Times New Roman" style:font-name-complex="Times New Roman" style:font-size-complex="14pt"/>
    </style:style>
    <style:style style:name="P36" style:parent-style-name="Краснаястрока" style:family="paragraph">
      <style:paragraph-properties fo:break-before="page" fo:line-height="115%" fo:text-indent="0.4722in"/>
      <style:text-properties style:font-name="Times New Roman" style:font-name-complex="Times New Roman" style:font-size-complex="14pt"/>
    </style:style>
    <style:style style:name="P37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3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40" style:parent-style-name="Обычный" style:family="paragraph">
      <style:paragraph-properties fo:widows="2" fo:orphans="2" fo:text-align="justify" fo:line-height="150%" fo:text-indent="0.4722in"/>
    </style:style>
    <style:style style:name="T41" style:parent-style-name="Основнойшрифтабзаца" style:family="text">
      <style:text-properties style:font-name="Times New Roman" style:font-name-complex="Times New Roman" style:font-size-complex="14pt"/>
    </style:style>
    <style:style style:name="T4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4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4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8" style:parent-style-name="Обычный" style:family="paragraph">
      <style:paragraph-properties fo:widows="2" fo:orphans="2" fo:text-align="justify" fo:line-height="150%" fo:text-indent="0.4722in"/>
    </style:style>
    <style:style style:name="T49" style:parent-style-name="Основнойшрифтабзаца" style:family="text">
      <style:text-properties style:font-name="Times New Roman" style:font-name-complex="Times New Roman" style:font-size-complex="14pt"/>
    </style:style>
    <style:style style:name="T5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style:font-size-complex="14pt"/>
    </style:style>
    <style:style style:name="P52" style:parent-style-name="Обычный" style:family="paragraph">
      <style:paragraph-properties fo:widows="2" fo:orphans="2" fo:text-align="justify" fo:line-height="150%" fo:text-indent="0.4722in"/>
    </style:style>
    <style:style style:name="T53" style:parent-style-name="Основнойшрифтабзаца" style:family="text">
      <style:text-properties style:font-name="Times New Roman" style:font-name-complex="Times New Roman" style:font-size-complex="14pt"/>
    </style:style>
    <style:style style:name="T54" style:parent-style-name="Основнойшрифтабзаца" style:family="text">
      <style:text-properties style:font-name="Times New Roman" style:font-name-complex="Times New Roman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5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57" style:parent-style-name="Обычный" style:family="paragraph">
      <style:paragraph-properties fo:widows="2" fo:orphans="2" fo:text-align="justify" fo:line-height="150%" fo:text-indent="0.4722in"/>
    </style:style>
    <style:style style:name="T5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5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6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6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68" style:parent-style-name="Обычный" style:family="paragraph">
      <style:paragraph-properties fo:widows="2" fo:orphans="2" fo:text-align="justify" fo:line-height="150%" fo:text-indent="0.4722in"/>
    </style:style>
    <style:style style:name="T69" style:parent-style-name="Основнойшрифтабзаца" style:family="text">
      <style:text-properties style:font-name="Times New Roman" style:font-name-complex="Times New Roman" style:font-size-complex="14pt"/>
    </style:style>
    <style:style style:name="T70" style:parent-style-name="Основнойшрифтабзаца" style:family="text">
      <style:text-properties style:font-name="Times New Roman" style:font-name-complex="Times New Roman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7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7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7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75" style:parent-style-name="Обычный" style:family="paragraph">
      <style:paragraph-properties fo:widows="2" fo:orphans="2" fo:text-align="justify" fo:line-height="150%" fo:text-indent="0.4722in"/>
    </style:style>
    <style:style style:name="T76" style:parent-style-name="Основнойшрифтабзаца" style:family="text">
      <style:text-properties style:font-name="Times New Roman" style:font-name-complex="Times New Roman" style:font-size-complex="14pt"/>
    </style:style>
    <style:style style:name="T77" style:parent-style-name="Основнойшрифтабзаца" style:family="text">
      <style:text-properties style:font-name="Times New Roman" style:font-name-complex="Times New Roman" style:font-size-complex="14pt"/>
    </style:style>
    <style:style style:name="T7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style:font-size-complex="14pt"/>
    </style:style>
    <style:style style:name="P80" style:parent-style-name="Обычный" style:family="paragraph">
      <style:paragraph-properties fo:widows="2" fo:orphans="2" fo:text-align="justify" fo:line-height="150%" fo:text-indent="0.4722in"/>
    </style:style>
    <style:style style:name="T81" style:parent-style-name="Основнойшрифтабзаца" style:family="text">
      <style:text-properties style:font-name="Times New Roman" style:font-name-complex="Times New Roman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8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9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94" style:parent-style-name="Обычный" style:family="paragraph">
      <style:paragraph-properties fo:widows="2" fo:orphans="2" fo:text-align="justify" fo:line-height="150%" fo:text-indent="0.4722in"/>
    </style:style>
    <style:style style:name="T95" style:parent-style-name="Основнойшрифтабзаца" style:family="text">
      <style:text-properties style:font-name="Times New Roman" style:font-name-complex="Times New Roman" style:font-size-complex="14pt"/>
    </style:style>
    <style:style style:name="T9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complex="Times New Roman" style:font-size-complex="14pt"/>
    </style:style>
    <style:style style:name="T9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1" style:parent-style-name="Основнойшрифтабзаца" style:family="text">
      <style:text-properties style:font-name="Times New Roman" style:font-name-complex="Times New Roman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3" style:parent-style-name="Основнойшрифтабзаца" style:family="text">
      <style:text-properties style:font-name="Times New Roman" style:font-name-complex="Times New Roman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5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6" style:parent-style-name="Основнойшрифтабзаца" style:family="text">
      <style:text-properties style:font-name="Times New Roman" style:font-name-complex="Times New Roman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08" style:parent-style-name="Основнойшрифтабзаца" style:family="text">
      <style:text-properties style:font-name="Times New Roman" style:font-name-complex="Times New Roman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1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3" style:parent-style-name="Обычный" style:family="paragraph">
      <style:paragraph-properties fo:widows="2" fo:orphans="2" fo:text-align="justify" fo:line-height="150%" fo:text-indent="0.4722in"/>
    </style:style>
    <style:style style:name="T1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1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17" style:parent-style-name="Обычный" style:family="paragraph">
      <style:paragraph-properties fo:widows="2" fo:orphans="2" fo:text-align="justify" fo:line-height="150%" fo:text-indent="0.4722in"/>
    </style:style>
    <style:style style:name="T118" style:parent-style-name="Основнойшрифтабзаца" style:family="text">
      <style:text-properties style:font-name="Times New Roman" style:font-name-complex="Times New Roman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12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26" style:parent-style-name="Обычный" style:family="paragraph">
      <style:paragraph-properties fo:widows="2" fo:orphans="2" fo:text-align="justify" fo:line-height="150%" fo:text-indent="0.4722in"/>
    </style:style>
    <style:style style:name="T127" style:parent-style-name="Основнойшрифтабзаца" style:family="text">
      <style:text-properties style:font-name="Times New Roman" style:font-name-complex="Times New Roman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129" style:parent-style-name="Обычный" style:family="paragraph">
      <style:paragraph-properties fo:widows="2" fo:orphans="2" fo:text-align="justify" fo:line-height="150%" fo:text-indent="0.4722in"/>
    </style:style>
    <style:style style:name="T130" style:parent-style-name="Основнойшрифтабзаца" style:family="text">
      <style:text-properties style:font-name="Times New Roman" style:font-name-complex="Times New Roman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3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3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3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40" style:parent-style-name="Основнойшрифтабзаца" style:family="text">
      <style:text-properties style:font-name="Times New Roman" style:font-name-complex="Times New Roman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4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4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14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49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15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51" style:parent-style-name="Обычный" style:family="paragraph">
      <style:paragraph-properties fo:widows="2" fo:orphans="2" fo:text-align="justify" fo:line-height="150%" fo:text-indent="0.4722in"/>
    </style:style>
    <style:style style:name="T152" style:parent-style-name="Основнойшрифтабзаца" style:family="text">
      <style:text-properties style:font-name="Times New Roman" style:font-name-complex="Times New Roman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5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5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56" style:parent-style-name="Обычный" style:family="paragraph">
      <style:paragraph-properties fo:widows="2" fo:orphans="2" fo:text-align="justify" fo:line-height="150%" fo:text-indent="0.4722in"/>
    </style:style>
    <style:style style:name="T157" style:parent-style-name="Основнойшрифтабзаца" style:family="text">
      <style:text-properties style:font-name="Times New Roman" style:font-name-complex="Times New Roman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5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6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68" style:parent-style-name="Обычный" style:family="paragraph">
      <style:paragraph-properties fo:widows="2" fo:orphans="2" fo:text-align="justify" fo:line-height="150%" fo:text-indent="0.4722in"/>
    </style:style>
    <style:style style:name="T169" style:parent-style-name="Основнойшрифтабзаца" style:family="text">
      <style:text-properties style:font-name="Times New Roman" style:font-name-complex="Times New Roman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17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7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7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18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8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8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1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19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19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00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01" style:parent-style-name="Обычный" style:family="paragraph">
      <style:paragraph-properties fo:widows="2" fo:orphans="2" fo:text-align="justify" fo:line-height="150%" fo:text-indent="0.4722in"/>
    </style:style>
    <style:style style:name="T20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212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1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1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15" style:parent-style-name="Обычный" style:family="paragraph">
      <style:paragraph-properties fo:widows="2" fo:orphans="2" fo:text-align="justify" fo:line-height="150%" fo:text-indent="0.4722in"/>
    </style:style>
    <style:style style:name="T216" style:parent-style-name="Основнойшрифтабзаца" style:family="text">
      <style:text-properties style:font-name="Times New Roman" style:font-name-complex="Times New Roman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18" style:parent-style-name="Обычный" style:family="paragraph">
      <style:paragraph-properties fo:widows="2" fo:orphans="2" fo:text-align="justify" fo:line-height="150%" fo:text-indent="0.4722in"/>
    </style:style>
    <style:style style:name="T21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22" style:parent-style-name="Обычный" style:family="paragraph">
      <style:paragraph-properties fo:widows="2" fo:orphans="2" fo:text-align="justify" fo:line-height="150%" fo:text-indent="0.4722in"/>
    </style:style>
    <style:style style:name="T22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5" style:parent-style-name="Основнойшрифтабзаца" style:family="text">
      <style:text-properties style:font-name="Times New Roman" style:font-name-complex="Times New Roman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27" style:parent-style-name="Основнойшрифтабзаца" style:family="text">
      <style:text-properties style:font-name="Times New Roman" style:font-name-complex="Times New Roman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29" style:parent-style-name="Обычный" style:family="paragraph">
      <style:paragraph-properties fo:widows="2" fo:orphans="2" fo:text-align="justify" fo:line-height="150%" fo:text-indent="0.4722in"/>
    </style:style>
    <style:style style:name="T23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3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40" style:parent-style-name="Обычный" style:family="paragraph">
      <style:paragraph-properties fo:widows="2" fo:orphans="2" fo:text-align="justify" fo:line-height="150%" fo:text-indent="0.4722in"/>
    </style:style>
    <style:style style:name="T24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43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4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4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46" style:parent-style-name="Обычный" style:family="paragraph">
      <style:paragraph-properties fo:widows="2" fo:orphans="2" fo:text-align="justify" fo:line-height="150%" fo:text-indent="0.4722in"/>
    </style:style>
    <style:style style:name="T247" style:parent-style-name="Основнойшрифтабзаца" style:family="text">
      <style:text-properties style:font-name="Times New Roman" style:font-name-complex="Times New Roman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49" style:parent-style-name="Основнойшрифтабзаца" style:family="text">
      <style:text-properties style:font-name="Times New Roman" style:font-name-complex="Times New Roman" style:font-size-complex="14pt"/>
    </style:style>
    <style:style style:name="P250" style:parent-style-name="Обычный" style:family="paragraph">
      <style:paragraph-properties fo:widows="2" fo:orphans="2" fo:text-align="justify" fo:line-height="150%" fo:text-indent="0.4722in"/>
    </style:style>
    <style:style style:name="T25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5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54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55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5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57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58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259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260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61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62" style:parent-style-name="Обычный" style:family="paragraph">
      <style:paragraph-properties fo:widows="2" fo:orphans="2" fo:text-align="justify" fo:line-height="145%" fo:text-indent="0.4722in"/>
    </style:style>
    <style:style style:name="T2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265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66" style:parent-style-name="Обычный" style:family="paragraph">
      <style:paragraph-properties fo:widows="2" fo:orphans="2" fo:text-align="justify" fo:line-height="145%" fo:text-indent="0.4722in"/>
    </style:style>
    <style:style style:name="T26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1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2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3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4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75" style:parent-style-name="Обычный" style:family="paragraph">
      <style:paragraph-properties fo:widows="2" fo:orphans="2" fo:text-align="justify" fo:line-height="145%" fo:text-indent="0.4722in"/>
    </style:style>
    <style:style style:name="T276" style:parent-style-name="Основнойшрифтабзаца" style:family="text">
      <style:text-properties style:font-name="Times New Roman" style:font-name-complex="Times New Roman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style:font-size-complex="14pt"/>
    </style:style>
    <style:style style:name="P279" style:parent-style-name="Обычный" style:family="paragraph">
      <style:paragraph-properties fo:widows="2" fo:orphans="2" fo:text-align="justify" fo:line-height="145%" fo:text-indent="0.4722in"/>
    </style:style>
    <style:style style:name="T28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8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8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8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8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8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P288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89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290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291" style:parent-style-name="Обычный" style:family="paragraph">
      <style:paragraph-properties fo:widows="2" fo:orphans="2" fo:text-align="justify" fo:line-height="145%" fo:text-indent="0.4722in"/>
    </style:style>
    <style:style style:name="T2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2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style:font-size-complex="14pt"/>
    </style:style>
    <style:style style:name="P295" style:parent-style-name="Обычный" style:family="paragraph">
      <style:paragraph-properties fo:widows="2" fo:orphans="2" fo:text-align="justify" fo:line-height="145%" fo:text-indent="0.4722in"/>
    </style:style>
    <style:style style:name="T296" style:parent-style-name="Основнойшрифтабзаца" style:family="text">
      <style:text-properties style:font-name="Times New Roman" style:font-name-complex="Times New Roman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style:font-size-complex="14pt"/>
    </style:style>
    <style:style style:name="P300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301" style:parent-style-name="Обычный" style:family="paragraph">
      <style:paragraph-properties fo:widows="2" fo:orphans="2" fo:text-align="justify" fo:line-height="145%" fo:text-indent="0.4722in"/>
    </style:style>
    <style:style style:name="T30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05" style:parent-style-name="Обычный" style:family="paragraph">
      <style:paragraph-properties fo:widows="2" fo:orphans="2" fo:text-align="justify" fo:line-height="145%" fo:text-indent="0.4722in"/>
    </style:style>
    <style:style style:name="T306" style:parent-style-name="Основнойшрифтабзаца" style:family="text">
      <style:text-properties style:font-name="Times New Roman" style:font-name-complex="Times New Roman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 style:font-size-complex="14pt"/>
    </style:style>
    <style:style style:name="P309" style:parent-style-name="Обычный" style:family="paragraph">
      <style:paragraph-properties fo:widows="2" fo:orphans="2" fo:text-align="justify" fo:line-height="145%" fo:text-indent="0.4722in"/>
    </style:style>
    <style:style style:name="T31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1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3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1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1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17" style:parent-style-name="Обычный" style:family="paragraph">
      <style:paragraph-properties fo:widows="2" fo:orphans="2" fo:text-align="justify" fo:line-height="145%" fo:text-indent="0.4722in"/>
    </style:style>
    <style:style style:name="T318" style:parent-style-name="Основнойшрифтабзаца" style:family="text">
      <style:text-properties style:font-name="Times New Roman" style:font-name-complex="Times New Roman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style:font-size-complex="14pt"/>
    </style:style>
    <style:style style:name="P321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322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323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style:font-size-complex="14pt"/>
    </style:style>
    <style:style style:name="P324" style:parent-style-name="Обычный" style:family="paragraph">
      <style:paragraph-properties fo:widows="2" fo:orphans="2" fo:text-align="justify" fo:line-height="145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325" style:parent-style-name="Заголовок2" style:family="paragraph">
      <style:paragraph-properties fo:line-height="150%"/>
      <style:text-properties style:font-name="Times New Roman" style:font-name-complex="Times New Roman" style:font-size-complex="14pt"/>
    </style:style>
    <style:style style:name="P326" style:parent-style-name="Обычный" style:family="paragraph">
      <style:paragraph-properties fo:widows="2" fo:orphans="2" fo:text-align="justify" fo:line-height="150%" fo:text-indent="0.4722in"/>
      <style:text-properties style:font-name="Times New Roman" style:font-name-complex="Times New Roman" style:font-size-complex="14pt"/>
    </style:style>
    <style:style style:name="P32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28" style:parent-style-name="Обычный" style:family="paragraph">
      <style:paragraph-properties fo:text-align="justify" fo:line-height="150%" fo:text-indent="0.4722in"/>
    </style:style>
    <style:style style:name="T329" style:parent-style-name="Основнойшрифтабзаца" style:family="text">
      <style:text-properties style:font-name="Times New Roman" style:font-name-complex="Times New Roman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331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32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 fo:language="en" fo:country="US"/>
    </style:style>
    <style:style style:name="P333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34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35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36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3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/>
    </style:style>
    <style:style style:name="P338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39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0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1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2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3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4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5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6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48" style:parent-style-name="Обычный" style:family="paragraph">
      <style:paragraph-properties fo:widows="2" fo:orphans="2" fo:text-align="justify" fo:line-height="150%" fo:text-indent="0.4722in"/>
    </style:style>
    <style:style style:name="T349" style:parent-style-name="Основнойшрифтабзаца" style:family="text">
      <style:text-properties style:font-name="Times New Roman" style:font-name-complex="Times New Roman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style:font-size-complex="14pt"/>
    </style:style>
    <style:style style:name="T355" style:parent-style-name="Основнойшрифтабзаца" style:family="text">
      <style:text-properties style:font-name="Times New Roman" style:font-name-complex="Times New Roman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style:font-size-complex="14pt"/>
    </style:style>
    <style:style style:name="T357" style:parent-style-name="Основнойшрифтабзаца" style:family="text">
      <style:text-properties style:font-name="Times New Roman" style:font-name-complex="Times New Roman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style:font-size-complex="14pt"/>
    </style:style>
    <style:style style:name="T360" style:parent-style-name="Основнойшрифтабзаца" style:family="text">
      <style:text-properties style:font-name="Times New Roman" style:font-name-complex="Times New Roman" style:font-size-complex="14pt"/>
    </style:style>
    <style:style style:name="T36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62" style:parent-style-name="Основнойшрифтабзаца" style:family="text">
      <style:text-properties style:font-name="Times New Roman" style:font-name-complex="Times New Roman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64" style:parent-style-name="Основнойшрифтабзаца" style:family="text">
      <style:text-properties style:font-name="Times New Roman" style:font-name-complex="Times New Roman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style:font-size-complex="14pt"/>
    </style:style>
    <style:style style:name="T367" style:parent-style-name="Основнойшрифтабзаца" style:family="text">
      <style:text-properties style:font-name="Times New Roman" style:font-name-complex="Times New Roman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 style:font-size-complex="14pt"/>
    </style:style>
    <style:style style:name="T381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382" style:parent-style-name="Основнойшрифтабзаца" style:family="text">
      <style:text-properties style:font-name="Times New Roman" style:font-name-complex="Times New Roman" style:font-size-complex="14pt"/>
    </style:style>
    <style:style style:name="P383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84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85" style:parent-style-name="Обычный" style:family="paragraph">
      <style:paragraph-properties fo:text-align="justify" fo:line-height="150%" fo:text-indent="0.4722in"/>
    </style:style>
    <style:style style:name="T38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8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T395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96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style:font-size-complex="14pt"/>
    </style:style>
    <style:style style:name="P39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98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399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00" style:parent-style-name="Обычный" style:family="paragraph">
      <style:paragraph-properties fo:text-align="justify" fo:line-height="150%" fo:text-indent="0.4722in"/>
    </style:style>
    <style:style style:name="T401" style:parent-style-name="Основнойшрифтабзаца" style:family="text">
      <style:text-properties style:font-name="Times New Roman" style:font-name-complex="Times New Roman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405" style:parent-style-name="Основнойшрифтабзаца" style:family="text">
      <style:text-properties style:font-name="Times New Roman" style:font-name-complex="Times New Roman" style:font-size-complex="14pt"/>
    </style:style>
    <style:style style:name="T406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P407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08" style:parent-style-name="Обычный" style:family="paragraph">
      <style:paragraph-properties fo:text-align="justify" fo:line-height="150%" fo:text-indent="0.4722in"/>
      <style:text-properties style:font-name="Times New Roman" style:font-name-complex="Times New Roman" fo:font-style="italic" style:font-style-asian="italic" style:font-style-complex="italic" style:font-size-complex="14pt" fo:language="en" fo:country="US"/>
    </style:style>
    <style:style style:name="P409" style:parent-style-name="Обычный" style:family="paragraph">
      <style:paragraph-properties fo:text-align="justify" fo:line-height="150%" fo:text-indent="0.4722in"/>
    </style:style>
    <style:style style:name="T410" style:parent-style-name="Основнойшрифтабзаца" style:family="text">
      <style:text-properties style:font-name="Times New Roman" style:font-name-complex="Times New Roman" style:font-size-complex="14pt"/>
    </style:style>
    <style:style style:name="T411" style:parent-style-name="Основнойшрифтабзаца" style:family="text">
      <style:text-properties style:font-name="Times New Roman" style:font-name-complex="Times New Roman" style:font-size-complex="14pt"/>
    </style:style>
    <style:style style:name="T41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style:font-size-complex="14pt"/>
    </style:style>
    <style:style style:name="T413" style:parent-style-name="Основнойшрифтабзаца" style:family="text">
      <style:text-properties style:font-name="Times New Roman" style:font-name-complex="Times New Roman" style:font-size-complex="14pt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Рекомендации по настройке механизмов безопасности<text:s/></text:p>
      <text:p text:style-name="P16">почтового сервера, созданного с использованием программного обеспечения с открытым исходным кодом Postfix, от<text:s/>атак, связанных с подменой отправителя (спуфинг-атак)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2025</text:p>
      <text:p text:style-name="P36"/>
      <text:h text:style-name="P37" text:outline-level="2"><text:bookmark-start text:name="__RefHeading___Toc11880_3487535633"/><text:bookmark-end text:name="__RefHeading___Toc11880_3487535633"/>1. Настройка механизма SPF</text:h>
      <text:p text:style-name="P38">1.1 Для проверки SPF-записи для входящей почты в Postfix рекомендуется использовать Postfix Policyd-SPF.</text:p>
      <text:p text:style-name="P39">Для установки Postfix Policyd-SPF<text:s/>необходимо выполнить следующие команды в терминале (командной строке) операционной системы (далее по тексту<text:line-break/>все команды аналогично выполняются в терминале (командной строке) операционной системы):</text:p>
      <text:p text:style-name="P40"><text:span text:style-name="T41">Для</text:span><text:span text:style-name="T42"><text:s/>Debian (Ubuntu, Astra Linux):</text:span></text:p>
      <text:p text:style-name="P43">sudo apt update</text:p>
      <text:p text:style-name="P44">sudo apt<text:s/>install postfix-policyd-spf-python</text:p>
      <text:p text:style-name="P45">Для CentOS (RHEL):</text:p>
      <text:p text:style-name="P46">sudo yum install epel-release</text:p>
      <text:p text:style-name="P47">sudo yum install postfix-policyd-spf-python</text:p>
      <text:p text:style-name="P48"><text:span text:style-name="T49">1.2 После установки необходимо осуществить следующую настройку конфигурации<text:s/></text:span><text:span text:style-name="T50">Postfix</text:span><text:span text:style-name="T51">:</text:span></text:p>
      <text:p text:style-name="P52"><text:span text:style-name="T53">открыть конфигурационный файл<text:s/></text:span><text:span text:style-name="T54">Postfix командой<text:s/></text:span><text:span text:style-name="T55">sudo nano /etc/postfix/main.cf;</text:span></text:p>
      <text:p text:style-name="P56">добавить в конец файла строку:</text:p>
      <text:p text:style-name="P57"><text:span text:style-name="T58">policy</text:span><text:span text:style-name="T59">-</text:span><text:span text:style-name="T60">spf</text:span><text:span text:style-name="T61">_</text:span><text:span text:style-name="T62">time</text:span><text:span text:style-name="T63">_</text:span><text:span text:style-name="T64">limit</text:span><text:span text:style-name="T65"><text:s/>= 3600;</text:span></text:p>
      <text:p text:style-name="P66">сохранить изменения путем нажатия сочетания клавиш Ctrl+O;</text:p>
      <text:p text:style-name="P67">закрыть редактор путем нажатия сочетания клавиш Ctrl+X;</text:p>
      <text:p text:style-name="P68"><text:span text:style-name="T69">открыть файл<text:s/></text:span><text:span text:style-name="T70">/etc/postfix/master.cf командой<text:s/></text:span><text:span text:style-name="T71">sudo nano /etc/postfix/master.cf;</text:span></text:p>
      <text:p text:style-name="P72">добавить в конец следующую команду:</text:p>
      <text:p text:style-name="P73">policyd-spf <text:s/>unix <text:s/>- <text:s text:c="6"/>n <text:s text:c="6"/>n <text:s text:c="6"/>- <text:s text:c="6"/>0 <text:s text:c="6"/>spawn</text:p>
      <text:p text:style-name="P74"><text:s text:c="4"/>user=policyd-spf argv=/usr/bin/policyd-spf</text:p>
      <text:p text:style-name="P75"><text:span text:style-name="T76">1.3 Для того, чтобы включить проверку SPF-</text:span><text:span text:style-name="T77">записи необходимо осуществить следующую настройку конфигурации<text:s/></text:span><text:span text:style-name="T78">Postfix</text:span><text:span text:style-name="T79">:</text:span></text:p>
      <text:p text:style-name="P80"><text:span text:style-name="T81">открыть файл /etc/postfix/main.cf командой<text:s/></text:span><text:span text:style-name="T82">sudo</text:span><text:span text:style-name="T83"><text:s/></text:span><text:span text:style-name="T84">nano</text:span><text:span text:style-name="T85"><text:s/>/</text:span><text:span text:style-name="T86">etc</text:span><text:span text:style-name="T87">/</text:span><text:span text:style-name="T88">postfix</text:span><text:span text:style-name="T89">/</text:span><text:span text:style-name="T90">main</text:span><text:span text:style-name="T91">.</text:span><text:span text:style-name="T92">cf</text:span><text:span text:style-name="T93">;</text:span></text:p>
      <text:soft-page-break/>
      <text:p text:style-name="P94"><text:span text:style-name="T95">найти</text:span><text:span text:style-name="T96"><text:s/></text:span><text:span text:style-name="T97">строку</text:span><text:span text:style-name="T98"><text:s/>smtpd_recipient_restrictions<text:s/></text:span><text:span text:style-name="T99">и</text:span><text:span text:style-name="T100"><text:s/></text:span><text:span text:style-name="T101">добавить</text:span><text:span text:style-name="T102"><text:s/>check_policy_service unix:private/policyd-spf<text:s/></text:span><text:span text:style-name="T103">перед</text:span><text:span text:style-name="T104"><text:s/>perm</text:span><text:span text:style-name="T105">it<text:s/></text:span><text:span text:style-name="T106">следующим</text:span><text:span text:style-name="T107"><text:s/></text:span><text:span text:style-name="T108">образом</text:span><text:span text:style-name="T109">:</text:span></text:p>
      <text:p text:style-name="P110">smtpd_recipient_restrictions =</text:p>
      <text:p text:style-name="P111"><text:s text:c="4"/>reject_unauth_destination,</text:p>
      <text:p text:style-name="P112"><text:s text:c="4"/>check_policy_service unix:private/policyd-spf,</text:p>
      <text:p text:style-name="P113"><text:span text:style-name="T114"><text:s text:c="4"/>permit</text:span></text:p>
      <text:p text:style-name="P115">сохранить изменения путем нажатия сочетания клавиш Ctrl+O;</text:p>
      <text:p text:style-name="P116">закрыть редактор путем нажатия сочетания<text:s/>клавиш Ctrl+X;</text:p>
      <text:p text:style-name="P117"><text:span text:style-name="T118">перезапустить сервис Postfix после внесения изменений и применить</text:span><text:span text:style-name="T119"><text:line-break/></text:span><text:span text:style-name="T120">их командой<text:s/></text:span><text:span text:style-name="T121">sudo systemctl restart postfix<text:s/></text:span><text:span text:style-name="T122">или<text:s/></text:span><text:span text:style-name="T123">sudo service postfix restart.</text:span></text:p>
      <text:p text:style-name="P124">1.4 Для проверки настройки SPF-записи необходимо:</text:p>
      <text:p text:style-name="P125">отправить тестовое письмо с любого почтового адреса на ваш сервер Postfix;</text:p>
      <text:p text:style-name="P126"><text:span text:style-name="T127">проверить заголовки командой<text:s/></text:span><text:span text:style-name="T128">sudo tail -f /var/log/mail.log.</text:span></text:p>
      <text:p text:style-name="P129"><text:span text:style-name="T130">В случае, если SPF настроен правильно, то в логах появится запись</text:span><text:span text:style-name="T131"><text:line-break/></text:span><text:span text:style-name="T132">SPF</text:span><text:span text:style-name="T133"><text:s/></text:span><text:span text:style-name="T134">check</text:span><text:span text:style-name="T135">:<text:s/></text:span><text:span text:style-name="T136">pass</text:span><text:span text:style-name="T137">.<text:s/></text:span><text:span text:style-name="T138">В случае, если письмо не проходит проверку<text:s/></text:span><text:span text:style-name="T139">SPF</text:span><text:span text:style-name="T140">, то в логах появится запись<text:s/></text:span><text:span text:style-name="T141">SPF</text:span><text:span text:style-name="T142"><text:s/></text:span><text:span text:style-name="T143">check</text:span><text:span text:style-name="T144">:</text:span><text:span text:style-name="T145"><text:s/></text:span><text:span text:style-name="T146">fail</text:span><text:span text:style-name="T147">.</text:span></text:p>
      <text:p text:style-name="P148"/>
      <text:h text:style-name="P149" text:outline-level="2"><text:bookmark-start text:name="__RefHeading___Toc12402_3487535633"/><text:bookmark-end text:name="__RefHeading___Toc12402_3487535633"/>2. Настройка механизма DKIM</text:h>
      <text:p text:style-name="P150">2.1 Для настройки DKIM в Postfix необходимо установить пакет OpenDKIM путем выполнения команд:</text:p>
      <text:p text:style-name="P151"><text:span text:style-name="T152">для</text:span><text:span text:style-name="T153"><text:s/>Debian (Ubuntu, Astra Linux):</text:span></text:p>
      <text:p text:style-name="P154">sudo apt update</text:p>
      <text:p text:style-name="P155">sudo apt install opendkim opendkim-tools -y</text:p>
      <text:p text:style-name="P156"><text:span text:style-name="T157">для</text:span><text:span text:style-name="T158"><text:s/>CentOS (RHEL):</text:span></text:p>
      <text:p text:style-name="P159">sudo yum<text:s/>install epel-release -y;</text:p>
      <text:p text:style-name="P160">sudo yum install opendkim opendkim-tools -y.</text:p>
      <text:p text:style-name="P161">2.2 После установки необходимо осуществить следующую настройку OpenDKIM:</text:p>
      <text:p text:style-name="P162">создать директории для хранения ключей DKIM командами:</text:p>
      <text:p text:style-name="P163">sudo mkdir -p /etc/opendkim/keys</text:p>
      <text:soft-page-break/>
      <text:p text:style-name="P164">sudo chown -R<text:s/>opendkim:opendkim /etc/opendkim</text:p>
      <text:p text:style-name="P165">sudo chmod -R 700 /etc/opendkim/keys</text:p>
      <text:p text:style-name="P166">создать подпапку для вашего домена (в примере заменить example.ru<text:line-break/>на ваш реальный домен):</text:p>
      <text:p text:style-name="P167">sudo mkdir -p /etc/opendkim/keys/example.ru</text:p>
      <text:p text:style-name="P168"><text:span text:style-name="T169">сгенерировать</text:span><text:span text:style-name="T170"><text:s/>DKIM-</text:span><text:span text:style-name="T171">ключи</text:span><text:span text:style-name="T172"><text:s/></text:span><text:span text:style-name="T173">командой</text:span><text:span text:style-name="T174">:</text:span></text:p>
      <text:p text:style-name="P175">sudo opendkim-genkey -b 2048 -d example.com -D /etc/opendkim/keys/example.com -s selector1 -v</text:p>
      <text:p text:style-name="P176">Расшифровка параметров:</text:p>
      <text:p text:style-name="P177"><text:s text:c="4"/>-b 2048 — длина ключа (рекомендуется 2048 бит);</text:p>
      <text:p text:style-name="P178"><text:s text:c="4"/>-d example.ru — ваш домен;</text:p>
      <text:p text:style-name="P179"><text:s text:c="4"/>-D /etc/opendkim/keys/example.ru — папка для ключей;</text:p>
      <text:p text:style-name="P180"><text:s text:c="4"/>-s selector1<text:s/>— селектор (можно задать другое имя);</text:p>
      <text:p text:style-name="P181"><text:s text:c="4"/>-v — включение режима отладки.</text:p>
      <text:p text:style-name="P182">После выполнения команды появятся два файла:</text:p>
      <text:p text:style-name="P183"><text:s text:c="4"/>selector1.private — закрытый ключ (используется на сервере);</text:p>
      <text:p text:style-name="P184"><text:s text:c="4"/>selector1.txt — публичный ключ (для DNS).</text:p>
      <text:p text:style-name="P185">2.3 Необходимо открыть основной конфигурационный файл /etc/opendkim.conf командой:</text:p>
      <text:p text:style-name="P186">sudo nano /etc/opendkim.conf;</text:p>
      <text:p text:style-name="P187">Добавить или заменить в файле строки следующим образом (в примере директории и порты заменить на реальные данные почтового сервера):</text:p>
      <text:p text:style-name="P188">AutoRestart <text:s text:c="12"/>Yes</text:p>
      <text:p text:style-name="P189">AutoRestartRate <text:s text:c="8"/>10/1h</text:p>
      <text:p text:style-name="P190">Syslog <text:s text:c="17"/>Yes</text:p>
      <text:p text:style-name="P191">LogWhy <text:s text:c="17"/>Yes</text:p>
      <text:p text:style-name="P192">Canonicalization <text:s text:c="7"/>relaxed/simple</text:p>
      <text:p text:style-name="P193">Mode <text:s text:c="19"/>sv</text:p>
      <text:p text:style-name="P194">SignatureAlgorithm <text:s text:c="5"/>rsa-sha256</text:p>
      <text:p text:style-name="P195">KeyTable <text:s text:c="15"/>/etc/opendkim/keytable</text:p>
      <text:soft-page-break/>
      <text:p text:style-name="P196">SigningTable <text:s text:c="11"/>/etc/opendkim/signingtable</text:p>
      <text:p text:style-name="P197">TrustedHosts <text:s text:c="11"/>/etc/opendkim/trustedhosts</text:p>
      <text:p text:style-name="P198">Socket <text:s text:c="17"/>inet:8891@localhost</text:p>
      <text:p text:style-name="P199">2.4 Необходимо настроить таблицы ключей DKIM путем выполнения следующих действий.</text:p>
      <text:p text:style-name="P200">Создать файл KeyTable командой:</text:p>
      <text:p text:style-name="P201"><text:span text:style-name="T202">sudo</text:span><text:span text:style-name="T203"><text:s/></text:span><text:span text:style-name="T204">nano</text:span><text:span text:style-name="T205"><text:s/>/</text:span><text:span text:style-name="T206">etc</text:span><text:span text:style-name="T207">/</text:span><text:span text:style-name="T208">opendkim</text:span><text:span text:style-name="T209">/</text:span><text:span text:style-name="T210">keytable</text:span><text:span text:style-name="T211">;</text:span></text:p>
      <text:p text:style-name="P212">добавить в открытый файл строку и сохранить:</text:p>
      <text:p text:style-name="P213">selector1._domainkey.example.ru</text:p>
      <text:p text:style-name="P214">example.ru:selector1:/etc/opendkim/keys/example.com/selector1.private</text:p>
      <text:p text:style-name="P215"><text:span text:style-name="T216">Где</text:span><text:span text:style-name="T217">:</text:span></text:p>
      <text:p text:style-name="P218"><text:span text:style-name="T219"><text:s text:c="4"/>selector1._domainkey.example.ru — DKIM-</text:span><text:span text:style-name="T220">селектор</text:span><text:span text:style-name="T221">.</text:span></text:p>
      <text:p text:style-name="P222"><text:span text:style-name="T223"><text:s text:c="4"/>example.r</text:span><text:span text:style-name="T224">u —<text:s/></text:span><text:span text:style-name="T225">ваш</text:span><text:span text:style-name="T226"><text:s/></text:span><text:span text:style-name="T227">домен</text:span><text:span text:style-name="T228">.</text:span></text:p>
      <text:p text:style-name="P229"><text:span text:style-name="T230"><text:s text:c="4"/>selector1.private —<text:s/></text:span><text:span text:style-name="T231">путь</text:span><text:span text:style-name="T232"><text:s/></text:span><text:span text:style-name="T233">к</text:span><text:span text:style-name="T234"><text:s/></text:span><text:span text:style-name="T235">закрытому</text:span><text:span text:style-name="T236"><text:s/></text:span><text:span text:style-name="T237">ключу</text:span><text:span text:style-name="T238">.</text:span></text:p>
      <text:p text:style-name="P239">2.5 Осуществить настройку таблицы подписываемых доменов путем создания файла SigningTable командой:</text:p>
      <text:p text:style-name="P240"><text:span text:style-name="T241">sudo nano /etc/opendkim/signingtable</text:span><text:span text:style-name="T242">;</text:span></text:p>
      <text:p text:style-name="P243">и добавлением в созданный файл строки:</text:p>
      <text:p text:style-name="P244">*@example.ru selector1._domainkey.example.ru;</text:p>
      <text:p text:style-name="P245">В таком случае все письма с домена example.ru будут подписаны селектором selector1.</text:p>
      <text:p text:style-name="P246"><text:span text:style-name="T247">2.6 Осуществить настройку доверенных хостов путем создания файла<text:s/></text:span><text:span text:style-name="T248">TrustedHosts</text:span><text:span text:style-name="T249"><text:s/>командой:</text:span></text:p>
      <text:p text:style-name="P250"><text:span text:style-name="T251">sudo nano<text:s/></text:span><text:span text:style-name="T252">/etc/opendkim/trustedhosts</text:span><text:span text:style-name="T253">;</text:span></text:p>
      <text:p text:style-name="P254">И добавлением строк, содержащих адреса доверенных хостов, например:</text:p>
      <text:p text:style-name="P255">127.0.0.1</text:p>
      <text:p text:style-name="P256">localhost</text:p>
      <text:p text:style-name="P257">example.ru</text:p>
      <text:p text:style-name="P258">В случае, если сервер использует внутреннюю сеть, необходимо добавить диапазон IP-адресов следующим образом:</text:p>
      <text:soft-page-break/>
      <text:p text:style-name="P259">192.168.1.0/24.</text:p>
      <text:p text:style-name="P260">2.7 Реализовать настройку Postfix для работы с OpenDKIM следующим образом:</text:p>
      <text:p text:style-name="P261">открыть файл /etc/postfix/main.cf командой:</text:p>
      <text:p text:style-name="P262"><text:span text:style-name="T263">sudo nano /etc/postfix/main.cf</text:span><text:span text:style-name="T264">;</text:span></text:p>
      <text:p text:style-name="P265">добавить в конец строки (в примере порты заменить на реальные данные почтового сервера):</text:p>
      <text:p text:style-name="P266"><text:span text:style-name="T267">#<text:s/></text:span><text:span text:style-name="T268">Подключение</text:span><text:span text:style-name="T269"><text:s/></text:span><text:span text:style-name="T270">OpenDKIM</text:span></text:p>
      <text:p text:style-name="P271">milter_protocol = 6</text:p>
      <text:p text:style-name="P272">milter_default_action = accept</text:p>
      <text:p text:style-name="P273">smtpd_milters = inet:localhost:8891</text:p>
      <text:p text:style-name="P274">non_smtpd_milters = inet:localhost:8891.</text:p>
      <text:p text:style-name="P275"><text:span text:style-name="T276">После необходимо перезапустить<text:s/></text:span><text:span text:style-name="T277">Postfix</text:span><text:span text:style-name="T278"><text:s/>командой:</text:span></text:p>
      <text:p text:style-name="P279"><text:span text:style-name="T280">sudo</text:span><text:span text:style-name="T281"><text:s/></text:span><text:span text:style-name="T282">systemctl</text:span><text:span text:style-name="T283"><text:s/></text:span><text:span text:style-name="T284">restart</text:span><text:span text:style-name="T285"><text:s/></text:span><text:span text:style-name="T286">postfix</text:span><text:span text:style-name="T287">;</text:span></text:p>
      <text:p text:style-name="P288">2.8 Необходимо добавить DKIM-записи в<text:s/>DNS для этого открыть созданный ранее файл selector1.txt командой:</text:p>
      <text:p text:style-name="P289">cat /etc/opendkim/keys/example.com/selector1.txt</text:p>
      <text:p text:style-name="P290">В файле будет строка вида:</text:p>
      <text:p text:style-name="P291"><text:span text:style-name="T292">selector1._domainkey IN TXT ( "v=DKIM1; k=rsa; p=MIIBIjANBgkqh..."<text:s/></text:span><text:span text:style-name="T293">)</text:span><text:span text:style-name="T294">;</text:span></text:p>
      <text:p text:style-name="P295"><text:span text:style-name="T296">скопировать значение публичного ключа<text:s/></text:span><text:span text:style-name="T297">p=MII</text:span><text:span text:style-name="T298">BIjANBgkqh…<text:s/></text:span><text:span text:style-name="T299">для добавления его значения в DNS -запись (смотреть пункт 2.3).</text:span></text:p>
      <text:p text:style-name="P300">2.9 После добавления DNS-записи необходимо перезапустить OpenDKIM следующими командами:</text:p>
      <text:p text:style-name="P301"><text:span text:style-name="T302">sudo systemctl restart opendkim<text:s/></text:span><text:span text:style-name="T303">или<text:s/></text:span><text:span text:style-name="T304">sudo systemctl enable opendkim;</text:span></text:p>
      <text:p text:style-name="P305"><text:span text:style-name="T306">2.10 Проверка работы<text:s/></text:span><text:span text:style-name="T307">OpenDKIM</text:span><text:span text:style-name="T308"><text:s/>осуществляется командой:</text:span></text:p>
      <text:p text:style-name="P309"><text:span text:style-name="T310">sudo</text:span><text:span text:style-name="T311"><text:s/></text:span><text:span text:style-name="T312">systemctl</text:span><text:span text:style-name="T313"><text:s/></text:span><text:span text:style-name="T314">status</text:span><text:span text:style-name="T315"><text:s/></text:span><text:span text:style-name="T316">opendkim</text:span></text:p>
      <text:p text:style-name="P317"><text:span text:style-name="T318">В случае, если в выводе терминала (командной строки) появилась строка<text:s/></text:span><text:span text:style-name="T319">"Active: active (running)"</text:span><text:span text:style-name="T320">, значит сервис работает.</text:span></text:p>
      <text:p text:style-name="P321">Для проверка слушающего порта<text:s/>необходимо выполнить команду:</text:p>
      <text:p text:style-name="P322">netstat -an | grep 8891</text:p>
      <text:p text:style-name="P323">Ожидаемый вывод терминала (командной строки):</text:p>
      <text:p text:style-name="P324">tcp <text:s/>0 <text:s/>0 127.0.0.1:8891 <text:s/>0.0.0.0:* <text:s/>LISTEN</text:p>
      <text:h text:style-name="P325" text:outline-level="2"><text:bookmark-start text:name="__RefHeading___Toc14011_3487535633"/><text:bookmark-end text:name="__RefHeading___Toc14011_3487535633"/><text:soft-page-break/>3. Настройка механизма DMARC</text:h>
      <text:p text:style-name="P326">3.1 Перед настройкой DMARC в Postfix необходимо убедиться, что SPF, DKIM и DMARC записи размещены в DNS (разделы 1-3).</text:p>
      <text:p text:style-name="P327">3.2 Для осуществления настройки DMARC в Postfix необходимо установить OpenDMARC командами:</text:p>
      <text:p text:style-name="P328"><text:span text:style-name="T329">для</text:span><text:span text:style-name="T330"><text:s/>Debian (Ubuntu, Astra Linux):</text:span></text:p>
      <text:p text:style-name="P331">apt update &amp;&amp; apt install opendmarc</text:p>
      <text:p text:style-name="P332">для CentOS (RHEL):</text:p>
      <text:p text:style-name="P333">yum install epel-release</text:p>
      <text:p text:style-name="P334">yum install opendmarc</text:p>
      <text:p text:style-name="P335">Для настройки OpenDMARC необходимо осуществить следующую настройку конфигурации:</text:p>
      <text:p text:style-name="P336">открыть конфигурационный файл OpenDMARC командой:</text:p>
      <text:p text:style-name="P337">nano /etc/opendmarc.conf;</text:p>
      <text:p text:style-name="P338">настроить следующие параметры (в примере директории, IP-адрес и порт заменить на реальные данные почтового сервера):</text:p>
      <text:p text:style-name="P339">AuthservID mail.example.ru</text:p>
      <text:p text:style-name="P340">PidFile /var/run/opendmarc.pid</text:p>
      <text:p text:style-name="P341">UMask 0002</text:p>
      <text:p text:style-name="P342">RejectFailures false</text:p>
      <text:p text:style-name="P343">Syslog true</text:p>
      <text:p text:style-name="P344">TrustedAuthservIDs mail.example.com</text:p>
      <text:p text:style-name="P345">IgnoreAuthenticatedClients true</text:p>
      <text:p text:style-name="P346">SPFIgnoreResults false</text:p>
      <text:p text:style-name="P347">Socket<text:s/>inet:8893@127.0.0.1;</text:p>
      <text:p text:style-name="P348"><text:span text:style-name="T349">сохранить</text:span><text:span text:style-name="T350"><text:s/></text:span><text:span text:style-name="T351">изменения</text:span><text:span text:style-name="T352"><text:s/></text:span><text:span text:style-name="T353">путем</text:span><text:span text:style-name="T354"><text:s/></text:span><text:span text:style-name="T355">нажатия</text:span><text:span text:style-name="T356"><text:s/></text:span><text:span text:style-name="T357">сочетания</text:span><text:span text:style-name="T358"><text:s/></text:span><text:span text:style-name="T359">клавиш</text:span><text:span text:style-name="T360"><text:s/></text:span><text:span text:style-name="T361">Ctrl</text:span><text:span text:style-name="T362">+</text:span><text:span text:style-name="T363">O</text:span><text:span text:style-name="T364"><text:line-break/></text:span><text:span text:style-name="T365">и</text:span><text:span text:style-name="T366"><text:s/></text:span><text:span text:style-name="T367">закрыть</text:span><text:span text:style-name="T368"><text:s/></text:span><text:span text:style-name="T369">редактор</text:span><text:span text:style-name="T370"><text:s/></text:span><text:span text:style-name="T371">путем</text:span><text:span text:style-name="T372"><text:s/></text:span><text:span text:style-name="T373">нажатия</text:span><text:span text:style-name="T374"><text:s/></text:span><text:span text:style-name="T375">сочетания</text:span><text:span text:style-name="T376"><text:s/></text:span><text:span text:style-name="T377">клавиш</text:span><text:span text:style-name="T378"><text:s/></text:span><text:span text:style-name="T379">Ctrl</text:span><text:span text:style-name="T380">+</text:span><text:span text:style-name="T381">X</text:span><text:span text:style-name="T382">;</text:span></text:p>
      <text:p text:style-name="P383">3.3 Для настройки OpenDMARC в Postfix необходимо осуществить следующую настройку конфигурации:</text:p>
      <text:p text:style-name="P384">открыть конфигурацию Postfix командой:</text:p>
      <text:soft-page-break/>
      <text:p text:style-name="P385"><text:span text:style-name="T386">nano</text:span><text:span text:style-name="T387"><text:s/>/</text:span><text:span text:style-name="T388">etc</text:span><text:span text:style-name="T389">/</text:span><text:span text:style-name="T390">postfix</text:span><text:span text:style-name="T391">/</text:span><text:span text:style-name="T392">main</text:span><text:span text:style-name="T393">.</text:span><text:span text:style-name="T394">cf</text:span><text:span text:style-name="T395">;</text:span></text:p>
      <text:p text:style-name="P396">добавить поддержку DMARC строками (в примере IP-адреса и порты заменить на реальные данные почтового сервера):</text:p>
      <text:p text:style-name="P397">smtpd_milters = inet:127.0.0.1:8893</text:p>
      <text:p text:style-name="P398">non_smtpd_milters = inet:127.0.0.1:8893</text:p>
      <text:p text:style-name="P399">milter_default_action = accept;</text:p>
      <text:p text:style-name="P400"><text:span text:style-name="T401">перезапустить</text:span><text:span text:style-name="T402"><text:s/>Postfix<text:s/></text:span><text:span text:style-name="T403">и</text:span><text:span text:style-name="T404"><text:s/>OpenDMARC<text:s/></text:span><text:span text:style-name="T405">командами</text:span><text:span text:style-name="T406">:</text:span></text:p>
      <text:p text:style-name="P407">systemctl restart opendmarc</text:p>
      <text:p text:style-name="P408">systemctl restart postfix.</text:p>
      <text:p text:style-name="P409"><text:span text:style-name="T410">Осуществить проверку работоспособности DMARC путем отправки тестового письма с использованием почтового сервера и просмотра<text:s/></text:span><text:span text:style-name="T411">заголовков письма (View Message Headers). В случае, если строка<text:s/></text:span><text:span text:style-name="T412">Authentication-Results: dmarc=pass header.from=example.ru</text:span><text:span text:style-name="T413"><text:s/>содержит «pass», значит DMARC работае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roman"/>
    <style:font-face style:name="Lohit Devanagari" svg:font-family="Lohit Devanagari" style:font-family-generic="roman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fo:font-size="14pt" style:font-size-asian="14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Знаксноски" style:display-name="Знак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омерстроки" style:display-name="Номер строки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Знакконцевойсноски" style:display-name="Знак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умерованный1начало" style:display-name="Нумерованный 1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 style:list-style-name="LFO2">
      <style:text-properties fo:hyphenate="false"/>
    </style:style>
    <style:style style:name="Нумерованный1конец" style:display-name="Нумерованный 1 конец" style:family="paragraph" style:parent-style-name="Список" style:next-style-name="Нумерованныйсписок">
      <style:text-properties fo:hyphenate="false"/>
    </style:style>
    <style:style style:name="Нумерованный1прод." style:display-name="Нумерованный 1 прод." style:family="paragraph" style:parent-style-name="Список">
      <style:text-properties fo:hyphenate="false"/>
    </style:style>
    <style:style style:name="Нумерованный2начало" style:display-name="Нумерованный 2 начало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Нумерованный2конец" style:display-name="Нумерованный 2 конец" style:family="paragraph" style:parent-style-name="Список" style:next-style-name="Нумерованныйсписок2">
      <style:text-properties fo:hyphenate="false"/>
    </style:style>
    <style:style style:name="Нумерованный2прод." style:display-name="Нумерованный 2 прод." style:family="paragraph" style:parent-style-name="Список">
      <style:text-properties fo:hyphenate="false"/>
    </style:style>
    <style:style style:name="Нумерованный3начало" style:display-name="Нумерованный 3 начало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Нумерованный3конец" style:display-name="Нумерованный 3 конец" style:family="paragraph" style:parent-style-name="Список" style:next-style-name="Нумерованныйсписок3">
      <style:text-properties fo:hyphenate="false"/>
    </style:style>
    <style:style style:name="Нумерованный3прод." style:display-name="Нумерованный 3 прод." style:family="paragraph" style:parent-style-name="Список">
      <style:text-properties fo:hyphenate="false"/>
    </style:style>
    <style:style style:name="Нумерованный4начало" style:display-name="Нумерованный 4 начало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Нумерованный4конец" style:display-name="Нумерованный 4 конец" style:family="paragraph" style:parent-style-name="Список" style:next-style-name="Нумерованныйсписок4">
      <style:text-properties fo:hyphenate="false"/>
    </style:style>
    <style:style style:name="Нумерованный4прод." style:display-name="Нумерованный 4 прод." style:family="paragraph" style:parent-style-name="Список">
      <style:text-properties fo:hyphenate="false"/>
    </style:style>
    <style:style style:name="Нумерованный5начало" style:display-name="Нумерованный 5 начало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Нумерованный5конец" style:display-name="Нумерованный 5 конец" style:family="paragraph" style:parent-style-name="Список" style:next-style-name="Нумерованныйсписок5">
      <style:text-properties fo:hyphenate="false"/>
    </style:style>
    <style:style style:name="Нумерованный5прод." style:display-name="Нумерованный 5 прод.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Маркированныйсписок">
      <style:text-properties fo:hyphenate="false"/>
    </style:style>
    <style:style style:name="Маркированныйсписок" style:display-name="Маркированный список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Маркированныйсписок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2">
      <style:text-properties fo:hyphenate="false"/>
    </style:style>
    <style:style style:name="Маркированныйсписок2" style:display-name="Маркированный список 2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2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3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4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Маркированныйсписок5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ы" style:display-name="Колонтитулы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/>
      <style:text-properties fo:hyphenate="false"/>
    </style:style>
    <style:style style:name="Standard" style:display-name="Standard" style:family="paragraph">
      <style:paragraph-properties style:vertical-align="baseline" fo:margin-bottom="0.1111in" fo:line-height="115%"/>
      <style:text-properties style:font-name="Times New Rom愀渀" style:font-name-asian="Times New Rom愀渀" style:font-name-complex="Times New Rom愀渀" style:language-asian="zh" style:country-asian="CN" style:language-complex="ar" style:country-complex="SA" fo:hyphenate="true"/>
    </style:style>
    <text:list-style style:name="LFO2" style:display-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2LVL1" style:family="text">
      <style:text-properties style:font-name="PT Astra Serif" style:font-name-complex="PT Astra Serif"/>
    </style:style>
    <style:style style:name="WW_CharLFO2LVL2" style:family="text">
      <style:text-properties style:font-name="PT Astra Serif" style:font-name-complex="PT Astra Serif"/>
    </style:style>
    <style:style style:name="WW_CharLFO2LVL3" style:family="text">
      <style:text-properties style:font-name="PT Astra Serif" style:font-name-complex="PT Astra Serif"/>
    </style:style>
    <style:style style:name="WW_CharLFO2LVL4" style:family="text">
      <style:text-properties style:font-name="PT Astra Serif" style:font-name-complex="PT Astra Serif"/>
    </style:style>
    <style:style style:name="WW_CharLFO2LVL5" style:family="text">
      <style:text-properties style:font-name="PT Astra Serif" style:font-name-complex="PT Astra Serif"/>
    </style:style>
    <style:style style:name="WW_CharLFO2LVL6" style:family="text">
      <style:text-properties style:font-name="PT Astra Serif" style:font-name-complex="PT Astra Serif"/>
    </style:style>
    <style:style style:name="WW_CharLFO2LVL7" style:family="text">
      <style:text-properties style:font-name="PT Astra Serif" style:font-name-complex="PT Astra Serif"/>
    </style:style>
    <style:style style:name="WW_CharLFO2LVL8" style:family="text">
      <style:text-properties style:font-name="PT Astra Serif" style:font-name-complex="PT Astra Serif"/>
    </style:style>
    <style:style style:name="WW_CharLFO2LVL9" style:family="text">
      <style:text-properties style:font-name="PT Astra Serif" style:font-name-complex="PT Astra Serif"/>
    </style:style>
    <text:list-style style:name="LFO3" style:display-name="LFO3">
      <text:list-level-style-bullet text:level="1" text:style-name="WW_CharLFO2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2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2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2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2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2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2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2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2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T2" style:parent-style-name="Основнойшрифтабзаца" style:family="text">
      <style:text-properties style:font-name="Times New Roman" style:font-name-complex="Times New Roman"/>
    </style:style>
  </office:automatic-styles>
  <office:master-styles>
    <style:master-page style:name="MPF0" style:page-layout-name="PL0">
      <style:header>
        <text:p text:style-name="Верхнийколонтитул"><text:span text:style-name="T2"><text:page-number text:fixed="false">8</text:page-number></text:span></text:p>
      </style:header>
      <style:footer>
        <text:p text:style-name="Нижнийколонтитул"/>
      </style:footer>
      <style:header-first>
        <text:p text:style-name="Верхнийколонтитул"/>
      </style:header-first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42</meta:initial-creator>
    <dc:creator>user42</dc:creator>
    <meta:creation-date>2025-12-10T13:42:00Z</meta:creation-date>
    <dc:date>2025-12-10T13:42:00Z</dc:date>
    <meta:template xlink:href="Normal.dotm" xlink:type="simple"/>
    <meta:editing-cycles>3</meta:editing-cycles>
    <meta:editing-duration>PT0S</meta:editing-duration>
    <meta:document-statistic meta:page-count="8" meta:paragraph-count="17" meta:word-count="1282" meta:character-count="8577" meta:row-count="60" meta:non-whitespace-character-count="7312"/>
  </office:meta>
</office:document-meta>
</file>